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2014b"/>
    </style:style>
    <style:style style:name="P2" style:family="paragraph" style:parent-style-name="Standard">
      <style:text-properties officeooo:paragraph-rsid="00149816"/>
    </style:style>
    <style:style style:name="P3" style:family="paragraph" style:parent-style-name="Standard">
      <style:text-properties officeooo:paragraph-rsid="0014ebcb"/>
    </style:style>
    <style:style style:name="P4" style:family="paragraph" style:parent-style-name="Standard">
      <style:text-properties fo:color="#000000" style:font-name="DejaVu Serif" fo:font-size="10.5pt" officeooo:paragraph-rsid="0014ebcb" style:font-name-asian="AR PL UMing HK1" style:font-size-asian="10.5pt" style:font-name-complex="Lohit Devanagari2" style:font-size-complex="10.5pt"/>
    </style:style>
    <style:style style:name="P5" style:family="paragraph" style:parent-style-name="Standard">
      <style:text-properties fo:color="#000000" style:font-name="DejaVu Serif" fo:font-size="10.5pt" officeooo:paragraph-rsid="0019b7ed" style:font-name-asian="AR PL UMing HK1" style:font-size-asian="10.5pt" style:font-name-complex="Lohit Devanagari2" style:font-size-complex="10.5pt"/>
    </style:style>
    <style:style style:name="P6" style:family="paragraph" style:parent-style-name="Standard">
      <style:text-properties fo:color="#000000" style:font-name="DejaVu Serif" fo:font-size="10.5pt" officeooo:paragraph-rsid="0025ca5b" style:font-name-asian="AR PL UMing HK1" style:font-size-asian="10.5pt" style:font-name-complex="Lohit Devanagari2" style:font-size-complex="10.5pt"/>
    </style:style>
    <style:style style:name="P7" style:family="paragraph" style:parent-style-name="Standard">
      <style:text-properties fo:color="#000000" style:font-name="DejaVu Serif" fo:font-size="10.5pt" officeooo:paragraph-rsid="002669e4" style:font-name-asian="AR PL UMing HK1" style:font-size-asian="10.5pt" style:font-name-complex="Lohit Devanagari2" style:font-size-complex="10.5pt"/>
    </style:style>
    <style:style style:name="P8" style:family="paragraph" style:parent-style-name="Standard">
      <style:text-properties fo:color="#000000" style:font-name="DejaVu Serif" fo:font-size="10.5pt" fo:font-weight="bold" officeooo:paragraph-rsid="002669e4" style:font-name-asian="AR PL UMing HK1" style:font-size-asian="10.5pt" style:font-weight-asian="bold" style:font-name-complex="Lohit Devanagari2" style:font-size-complex="10.5pt" style:font-weight-complex="bold"/>
    </style:style>
    <style:style style:name="P9" style:family="paragraph" style:parent-style-name="Standard">
      <style:text-properties officeooo:paragraph-rsid="00216f88"/>
    </style:style>
    <style:style style:name="P10" style:family="paragraph" style:parent-style-name="Standard" style:list-style-name="L1">
      <style:text-properties officeooo:paragraph-rsid="00212bac"/>
    </style:style>
    <style:style style:name="P11" style:family="paragraph" style:parent-style-name="Standard" style:list-style-name="L1">
      <style:text-properties officeooo:paragraph-rsid="00216f88"/>
    </style:style>
    <style:style style:name="P12" style:family="paragraph" style:parent-style-name="Standard" style:list-style-name="L2">
      <style:text-properties officeooo:paragraph-rsid="00149816"/>
    </style:style>
    <style:style style:name="P13" style:family="paragraph" style:parent-style-name="Standard" style:list-style-name="L2">
      <style:text-properties officeooo:paragraph-rsid="002a626a"/>
    </style:style>
    <style:style style:name="P14" style:family="paragraph" style:parent-style-name="Standard" style:list-style-name="L2">
      <style:text-properties officeooo:paragraph-rsid="0014ebcb"/>
    </style:style>
    <style:style style:name="P15" style:family="paragraph" style:parent-style-name="Standard" style:list-style-name="L2">
      <style:text-properties officeooo:paragraph-rsid="0034d534"/>
    </style:style>
    <style:style style:name="P16" style:family="paragraph" style:parent-style-name="Standard" style:list-style-name="L2">
      <style:text-properties officeooo:paragraph-rsid="0035e42e"/>
    </style:style>
    <style:style style:name="P17" style:family="paragraph" style:parent-style-name="Standard" style:list-style-name="L2">
      <style:text-properties officeooo:paragraph-rsid="0036afb1"/>
    </style:style>
    <style:style style:name="P18" style:family="paragraph" style:parent-style-name="Standard" style:list-style-name="L3">
      <style:text-properties fo:color="#000000" style:font-name="DejaVu Serif" fo:font-size="10.5pt" officeooo:paragraph-rsid="0019b7ed" style:font-name-asian="AR PL UMing HK1" style:font-size-asian="10.5pt" style:font-name-complex="Lohit Devanagari2" style:font-size-complex="10.5pt"/>
    </style:style>
    <style:style style:name="P19" style:family="paragraph" style:parent-style-name="Standard" style:list-style-name="L3">
      <style:text-properties fo:color="#000000" style:font-name="DejaVu Serif" fo:font-size="10.5pt" officeooo:paragraph-rsid="0028cbc6" style:font-name-asian="AR PL UMing HK1" style:font-size-asian="10.5pt" style:font-name-complex="Lohit Devanagari2" style:font-size-complex="10.5pt"/>
    </style:style>
    <style:style style:name="P20" style:family="paragraph" style:parent-style-name="Standard" style:list-style-name="L3">
      <style:text-properties fo:color="#000000" style:font-name="DejaVu Serif" fo:font-size="10.5pt" officeooo:paragraph-rsid="0024536a" style:font-name-asian="AR PL UMing HK1" style:font-size-asian="10.5pt" style:font-name-complex="Lohit Devanagari2" style:font-size-complex="10.5pt"/>
    </style:style>
    <style:style style:name="P21" style:family="paragraph" style:parent-style-name="Standard" style:list-style-name="L3">
      <style:text-properties fo:color="#000000" style:font-name="DejaVu Serif" fo:font-size="10.5pt" officeooo:paragraph-rsid="0021c33d" style:font-name-asian="AR PL UMing HK1" style:font-size-asian="10.5pt" style:font-name-complex="Lohit Devanagari2" style:font-size-complex="10.5pt"/>
    </style:style>
    <style:style style:name="P22" style:family="paragraph" style:parent-style-name="Standard" style:list-style-name="L3">
      <style:text-properties fo:color="#000000" style:font-name="DejaVu Serif" fo:font-size="10.5pt" officeooo:paragraph-rsid="0025ca5b" style:font-name-asian="AR PL UMing HK1" style:font-size-asian="10.5pt" style:font-name-complex="Lohit Devanagari2" style:font-size-complex="10.5pt"/>
    </style:style>
    <style:style style:name="P23" style:family="paragraph" style:parent-style-name="Standard" style:list-style-name="L2">
      <style:text-properties fo:color="#000000" style:font-name="DejaVu Serif" fo:font-size="10.5pt" officeooo:paragraph-rsid="0014ebcb" style:font-name-asian="AR PL UMing HK1" style:font-size-asian="10.5pt" style:font-name-complex="Lohit Devanagari2" style:font-size-complex="10.5pt"/>
    </style:style>
    <style:style style:name="P24" style:family="paragraph" style:parent-style-name="Standard" style:list-style-name="L4">
      <style:text-properties fo:color="#000000" style:font-name="DejaVu Serif" fo:font-size="10.5pt" officeooo:paragraph-rsid="00216f88" style:font-name-asian="AR PL UMing HK1" style:font-size-asian="10.5pt" style:font-name-complex="Lohit Devanagari2" style:font-size-complex="10.5pt"/>
    </style:style>
    <style:style style:name="P25" style:family="paragraph" style:parent-style-name="Standard" style:list-style-name="L4">
      <style:text-properties fo:color="#000000" style:font-name="DejaVu Serif" fo:font-size="10.5pt" officeooo:paragraph-rsid="0021c33d" style:font-name-asian="AR PL UMing HK1" style:font-size-asian="10.5pt" style:font-name-complex="Lohit Devanagari2" style:font-size-complex="10.5pt"/>
    </style:style>
    <style:style style:name="P26" style:family="paragraph" style:parent-style-name="Standard" style:list-style-name="L4">
      <style:text-properties fo:color="#000000" style:font-name="DejaVu Serif" fo:font-size="10.5pt" officeooo:paragraph-rsid="002256ca" style:font-name-asian="AR PL UMing HK1" style:font-size-asian="10.5pt" style:font-name-complex="Lohit Devanagari2" style:font-size-complex="10.5pt"/>
    </style:style>
    <style:style style:name="P27" style:family="paragraph" style:parent-style-name="Standard" style:list-style-name="L4">
      <style:text-properties fo:color="#000000" style:font-name="DejaVu Serif" fo:font-size="10.5pt" officeooo:paragraph-rsid="0024536a" style:font-name-asian="AR PL UMing HK1" style:font-size-asian="10.5pt" style:font-name-complex="Lohit Devanagari2" style:font-size-complex="10.5pt"/>
    </style:style>
    <style:style style:name="P28" style:family="paragraph" style:parent-style-name="Standard" style:list-style-name="L5">
      <style:text-properties fo:color="#000000" style:font-name="DejaVu Serif" fo:font-size="10.5pt" officeooo:paragraph-rsid="002669e4" style:font-name-asian="AR PL UMing HK1" style:font-size-asian="10.5pt" style:font-name-complex="Lohit Devanagari2" style:font-size-complex="10.5pt"/>
    </style:style>
    <style:style style:name="P29" style:family="paragraph" style:parent-style-name="Standard" style:list-style-name="L5">
      <style:text-properties fo:color="#000000" style:font-name="DejaVu Serif" fo:font-size="10.5pt" officeooo:paragraph-rsid="002798c7" style:font-name-asian="AR PL UMing HK1" style:font-size-asian="10.5pt" style:font-name-complex="Lohit Devanagari2" style:font-size-complex="10.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olo : <text:span text:style-name="T1">Giocare Turno</text:span></text:p>
      <text:p text:style-name="P1">Precondizione : Deve essere il turno del giocatore.</text:p>
      <text:p text:style-name="P2">Descrizione: </text:p>
      <text:list xml:id="list134206064023493757" text:style-name="L1">
        <text:list-item>
          <text:p text:style-name="P10">Il Player può decidere di giocare una carta Oggetto (1)</text:p>
        </text:list-item>
        <text:list-item>
          <text:p text:style-name="P11">Il sistema applica gli effetti della carta Oggetto giocata</text:p>
        </text:list-item>
      </text:list>
      <text:list xml:id="list4292946299893764759" text:style-name="L2">
        <text:list-item>
          <text:p text:style-name="P12">Il Player deve decidere una destinazione. </text:p>
        </text:list-item>
        <text:list-item>
          <text:p text:style-name="P12">Il sistema posiziona il Character (la pedina del giocatore) alla destinazione.</text:p>
          <text:list>
            <text:list-item>
              <text:p text:style-name="P15">Controlla se la casella di destinazione esiste</text:p>
            </text:list-item>
            <text:list-item>
              <text:p text:style-name="P15">Controlla se il personaggio ha un raggio di movimento che gli permette di raggiungere la destinazione</text:p>
            </text:list-item>
            <text:list-item>
              <text:p text:style-name="P17">Controlla se la cella è raggiungibile dal personaggio (La cella scialuppa non è raggiungibile dagli alieni)</text:p>
            </text:list-item>
          </text:list>
        </text:list-item>
        <text:list-item>
          <text:p text:style-name="P16">La Cella determina la carta Settore/Scialuppa da pescare.</text:p>
        </text:list-item>
        <text:list-item>
          <text:p text:style-name="P13">Il sistema comunica la carta pescata al giocatore.</text:p>
        </text:list-item>
      </text:list>
      <text:list xml:id="list9039154444798824134" text:style-name="L3">
        <text:list-item>
          <text:p text:style-name="P18">Se il gioco è in modalità completa ed è stata pescata una Carte Scialuppa, il sistema applica l'effetto della carta Scialuppa pescata:</text:p>
          <text:list>
            <text:list-item>
              <text:p text:style-name="P18">la carta Rossa / Verde determinano lo stato di una scialuppa.</text:p>
            </text:list-item>
          </text:list>
        </text:list-item>
      </text:list>
      <text:list xml:id="list831114872" text:continue-list="list4292946299893764759" text:style-name="L2">
        <text:list-item>
          <text:p text:style-name="P14">Se è carta Settore, il sistema applica l'effetto della carta Settore pescata: </text:p>
          <text:list>
            <text:list-item>
              <text:p text:style-name="P23">se Rumore nel tuo settore: il sistema dichiara un rumore nella posizione del Character (quella in cui ha concluso il movimento)</text:p>
            </text:list-item>
            <text:list-item>
              <text:p text:style-name="P23">se Rumore in qualunque settore : il sistema chiede al Player di specificare la posizione in cui si verifica un rumore </text:p>
            </text:list-item>
            <text:list-item>
              <text:p text:style-name="P23">se Silenzio : il sistema dichiara silenzio</text:p>
            </text:list-item>
          </text:list>
        </text:list-item>
      </text:list>
      <text:p text:style-name="P4"/>
      <text:list xml:id="list2054418864" text:continue-list="list9039154444798824134" text:style-name="L3">
        <text:list-item>
          <text:p text:style-name="P18">Se il gioco è in Modalità Completa, e la carta Settore contiene l'icona/indicazione “oggetto” </text:p>
          <text:list>
            <text:list-item>
              <text:p text:style-name="P18">Il sistema assegna al Player una Carta Oggetto, se il giocatore non ha accumulato il numero massimo di 3.</text:p>
            </text:list-item>
          </text:list>
        </text:list-item>
        <text:list-item>
          <text:p text:style-name="P19">Il Player può decidere di giocare una carta Oggetto (1)</text:p>
        </text:list-item>
        <text:list-item>
          <text:p text:style-name="P19">Il sistema applica gli effetti della carta giocata</text:p>
        </text:list-item>
        <text:list-item>
          <text:p text:style-name="P18">Lo use case termina.</text:p>
        </text:list-item>
      </text:list>
      <text:p text:style-name="P5"/>
      <text:p text:style-name="P9"/>
      <text:p text:style-name="P9">Titolo : <text:span text:style-name="T1">Giocare Carta Oggetto</text:span></text:p>
      <text:p text:style-name="P9">Precondizione : Deve essere il turno del giocatore e deve essere un Umano.</text:p>
      <text:p text:style-name="P9">Descrizione: </text:p>
      <text:list xml:id="list8396133748080346538" text:style-name="L4">
        <text:list-item>
          <text:p text:style-name="P24">Il sistema propone una serie di carte, del tipo adatto al momento del gioco. Se è prima della mossa: Teletrasporto / Adrenalina / Sedativi / Luci, se dopo la mossa: Attacco / Teletrasporto, Luci.</text:p>
        </text:list-item>
        <text:list-item>
          <text:p text:style-name="P24">Il Player sceglie il tipo di carta da giocare</text:p>
        </text:list-item>
        <text:list-item>
          <text:p text:style-name="P25">Se la scelta è Attacco :</text:p>
          <text:list>
            <text:list-item>
              <text:p text:style-name="P26">Il sistema controlla se vi sono personaggi in quella casella. Se vi sono, il sistema elimina tutti i personaggi che si trovano in quella casella.</text:p>
            </text:list-item>
          </text:list>
        </text:list-item>
        <text:list-item>
          <text:p text:style-name="P25">Se la scelta è Teletrasporto: </text:p>
          <text:list>
            <text:list-item>
              <text:p text:style-name="P27">Il sistema riporta il Character alla Casella di Partenza Umani</text:p>
            </text:list-item>
          </text:list>
        </text:list-item>
      </text:list>
      <text:list xml:id="list836693887" text:continue-list="list2054418864" text:style-name="L3">
        <text:list-item>
          <text:p text:style-name="P20">Se la scelta è Adrenalina: </text:p>
          <text:list>
            <text:list-item>
              <text:p text:style-name="P20"><text:s/>Il sistema permette all'Umano di muoversi di 2 caselle alla volta nella mossa che sta per fare</text:p>
            </text:list-item>
          </text:list>
        </text:list-item>
        <text:list-item>
          <text:p text:style-name="P20">Se la scelta è Sedativi :</text:p>
          <text:list>
            <text:list-item>
              <text:p text:style-name="P20"><text:s/>Quando il Player muove e il Character finisce su una casella, il Player non pesca <text:soft-page-break/>carte Settore.</text:p>
            </text:list-item>
          </text:list>
        </text:list-item>
        <text:list-item>
          <text:p text:style-name="P21">Se la scelta è Luci :</text:p>
          <text:list>
            <text:list-item>
              <text:p text:style-name="P22">Il Player nomina un settore; Il sistema comunica pubblicamente i Player che si trovano in quella casella o nelle adiacenti, e la loro posizione (n: non la loro identità).</text:p>
            </text:list-item>
          </text:list>
        </text:list-item>
        <text:list-item>
          <text:p text:style-name="P21">Difesa : </text:p>
          <text:list>
            <text:list-item>
              <text:p text:style-name="P22">Questa carta non è giocata. Permette a un Umano di sopravvivere a un attacco.</text:p>
            </text:list-item>
          </text:list>
        </text:list-item>
      </text:list>
      <text:p text:style-name="P6"/>
      <text:p text:style-name="P8"/>
      <text:p text:style-name="P8">Titolo: Attaccare</text:p>
      <text:p text:style-name="P7">Precondizione : il Player deve avere effettuato la mossa. Il Character deve essere un Alieno, oppure deve essere un Umano che ha giocato la carta Attacco.</text:p>
      <text:list xml:id="list5110685579609338642" text:style-name="L5">
        <text:list-item>
          <text:p text:style-name="P28">Il Player dichiara la casella in cui attacca</text:p>
        </text:list-item>
        <text:list-item>
          <text:p text:style-name="P28">Il sistema elimina tutti i personaggi che si trovano nella casella in cui è stato effettuato l'attacco</text:p>
        </text:list-item>
        <text:list-item>
          <text:p text:style-name="P29">Il turno procede </text:p>
          <text:list>
            <text:list-item>
              <text:p text:style-name="P29">Se il personaggio è Umano, può giocare ancora una carta oggetto Luci o Teletrasporto.</text:p>
            </text:list-item>
            <text:list-item>
              <text:p text:style-name="P29">Se il gioco è in modalità completa, e il personaggio è Alieno, il suo range massimo di movimenti è permanentemente aumentato da 2 a 3.</text:p>
            </text:list-item>
          </text:list>
        </text:list-item>
        <text:list-item>
          <text:p text:style-name="P29">Lo Use Case termina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5-12T22:09:40</meta:creation-date>
    <dc:date>2015-05-13T10:10:28</dc:date>
    <dc:creator>Andrea </dc:creator>
    <meta:editing-duration>PT1H51M11S</meta:editing-duration>
    <meta:editing-cycles>43</meta:editing-cycles>
    <meta:generator>LibreOffice/4.0.4.2$Linux_X86_64 LibreOffice_project/400m0$Build-2</meta:generator>
    <meta:document-statistic meta:table-count="0" meta:image-count="0" meta:object-count="0" meta:page-count="2" meta:paragraph-count="48" meta:word-count="596" meta:character-count="3316" meta:non-whitespace-character-count="2796"/>
  </office:meta>
</office:document-meta>
</file>